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5440000053CA3E0EDCC.png" manifest:media-type="image/png"/>
  <manifest:file-entry manifest:full-path="Pictures/10000001000005440000053C72F1B406.png" manifest:media-type="image/png"/>
  <manifest:file-entry manifest:full-path="Pictures/100000010000048E000004FC1ED07130.png" manifest:media-type="image/png"/>
  <manifest:file-entry manifest:full-path="Pictures/100000010000050C000004FC4BA4D741.png" manifest:media-type="image/png"/>
  <manifest:file-entry manifest:full-path="Pictures/10000001000005E8000004FCD3431104.png" manifest:media-type="image/png"/>
  <manifest:file-entry manifest:full-path="Pictures/100000010000050C000004FC881CD646.png" manifest:media-type="image/png"/>
  <manifest:file-entry manifest:full-path="Pictures/100000010000050C000004FCD50D5729.png" manifest:media-type="image/png"/>
  <manifest:file-entry manifest:full-path="Pictures/100000010000050C000004FCDB7D9987.png" manifest:media-type="image/png"/>
  <manifest:file-entry manifest:full-path="Pictures/1000000000000168000000B652812DA9.jpg" manifest:media-type="image/jpeg"/>
  <manifest:file-entry manifest:full-path="Pictures/1000000000000168000000B68A789ED2.jpg" manifest:media-type="image/jpeg"/>
  <manifest:file-entry manifest:full-path="Pictures/1000000000000168000000B6403D52E8.jpg" manifest:media-type="image/jpeg"/>
  <manifest:file-entry manifest:full-path="Pictures/100000010000050C000004FC4DE1639D.png" manifest:media-type="image/png"/>
  <manifest:file-entry manifest:full-path="Pictures/1000000000000168000000B6C6332511.jpg" manifest:media-type="image/jpeg"/>
  <manifest:file-entry manifest:full-path="Pictures/1000000000000168000000B6F20327E9.jpg" manifest:media-type="image/jpeg"/>
  <manifest:file-entry manifest:full-path="Pictures/10000001000005440000053C3759F6F3.png" manifest:media-type="image/png"/>
  <manifest:file-entry manifest:full-path="Pictures/1000000100000168000000B6ED9FC09F.png" manifest:media-type="image/png"/>
  <manifest:file-entry manifest:full-path="Pictures/100000010000050C000004FC147CC588.png" manifest:media-type="image/png"/>
  <manifest:file-entry manifest:full-path="Pictures/1000000000000168000000B64C67D5C0.jpg" manifest:media-type="image/jpeg"/>
  <manifest:file-entry manifest:full-path="Pictures/1000000000000168000000B65081D3D0.jpg" manifest:media-type="image/jpeg"/>
  <manifest:file-entry manifest:full-path="Pictures/1000000000000168000000B616D40091.jpg" manifest:media-type="image/jpeg"/>
  <manifest:file-entry manifest:full-path="Pictures/1000000100000168000000B62AC253E6.png" manifest:media-type="image/png"/>
  <manifest:file-entry manifest:full-path="Pictures/100000010000048E000004FC2550DA1D.png" manifest:media-type="image/png"/>
  <manifest:file-entry manifest:full-path="Pictures/1000000100000168000000B6D391F347.png" manifest:media-type="image/png"/>
  <manifest:file-entry manifest:full-path="Pictures/1000000100000168000000B622331750.png" manifest:media-type="image/png"/>
  <manifest:file-entry manifest:full-path="Pictures/1000000000000168000000B69B995DCC.jpg" manifest:media-type="image/jpeg"/>
  <manifest:file-entry manifest:full-path="Pictures/1000000100000168000000B6C7A31DC6.png" manifest:media-type="image/png"/>
  <manifest:file-entry manifest:full-path="Pictures/1000000000000168000000B6ACCAB08C.jpg" manifest:media-type="image/jpeg"/>
  <manifest:file-entry manifest:full-path="Pictures/100000010000005E0000001AC4F355B4.png" manifest:media-type="image/png"/>
  <manifest:file-entry manifest:full-path="Pictures/10000001000005440000053C8B14D7FD.png" manifest:media-type="image/png"/>
  <manifest:file-entry manifest:full-path="Pictures/1000000000000168000000B629D347A4.jpg" manifest:media-type="image/jpeg"/>
  <manifest:file-entry manifest:full-path="Pictures/1000000000000168000000B6D0AACDC4.jpg" manifest:media-type="image/jpeg"/>
  <manifest:file-entry manifest:full-path="Pictures/1000000100000168000000B6DB5141A7.png" manifest:media-type="image/png"/>
  <manifest:file-entry manifest:full-path="Pictures/1000000000000168000000B60D4CFE08.jpg" manifest:media-type="image/jpeg"/>
  <manifest:file-entry manifest:full-path="Pictures/1000000000000168000000B6ECFFC890.jpg" manifest:media-type="image/jpeg"/>
  <manifest:file-entry manifest:full-path="Pictures/1000000100000168000000B68A5791A5.png" manifest:media-type="image/png"/>
  <manifest:file-entry manifest:full-path="Pictures/10000001000005E8000004FC6CBBEF3D.png" manifest:media-type="image/png"/>
  <manifest:file-entry manifest:full-path="Pictures/1000000000000168000000B6E5946A0F.jpg" manifest:media-type="image/jpeg"/>
  <manifest:file-entry manifest:full-path="Pictures/1000000000000168000000B623B09E66.jpg" manifest:media-type="image/jpeg"/>
  <manifest:file-entry manifest:full-path="Pictures/1000000000000168000000B6089D337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Monaco1" svg:font-family="Monaco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20__28_Rounded_29_" svg:stroke-width="0.053cm" svg:stroke-color="#000000" draw:marker-start-width="0.28cm" draw:marker-end-width="0.28cm" svg:stroke-opacity="100%" svg:stroke-linecap="round" draw:fill="solid" draw:fill-color="#808080" loext:fill-use-slide-background="false" draw:textarea-horizontal-align="justify" draw:textarea-vertical-align="middle" draw:auto-grow-height="false" fo:min-height="12.79cm" fo:min-width="13.366cm" fo:padding-top="0.152cm" fo:padding-bottom="0.152cm" fo:padding-left="0.277cm" fo:padding-right="0.277cm" draw:shadow="visible" draw:shadow-opacity="100%" loext:shadow-blur="0.353cm" loext:decorative="false"/>
    </style:style>
    <style:style style:name="gr2" style:family="graphic" style:parent-style-name="standard">
      <style:graphic-properties draw:stroke="dash" draw:stroke-dash="Dash_20__28_Rounded_29_" svg:stroke-width="0.053cm" svg:stroke-color="#000000" draw:marker-start-width="0.28cm" draw:marker-end-width="0.28cm" svg:stroke-opacity="100%" svg:stroke-linecap="round" draw:fill="solid" draw:fill-color="#808080" loext:fill-use-slide-background="false" draw:textarea-horizontal-align="justify" draw:textarea-vertical-align="middle" draw:auto-grow-height="false" fo:min-height="12.79cm" fo:min-width="14.128cm" fo:padding-top="0.152cm" fo:padding-bottom="0.152cm" fo:padding-left="0.277cm" fo:padding-right="0.277cm" draw:shadow="visible" draw:shadow-opacity="100%" loext:shadow-blur="0.353cm" loext:decorative="fals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4.957cm" fo:min-width="14.217cm" draw:shadow="visible" loext:shadow-blur="0.353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5.592cm" fo:min-width="7.077cm" draw:shadow="visible" loext:shadow-blur="0.353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3.376cm" fo:min-width="4.13cm" fo:padding-top="0.165cm" fo:padding-bottom="0.165cm" fo:padding-left="0.29cm" fo:padding-right="0.29cm" draw:shadow="visible" loext:shadow-blur="0.353cm" loext:decorative="false"/>
    </style:style>
    <style:style style:name="gr6" style:family="graphic" style:parent-style-name="standard">
      <style:graphic-properties draw:fill-color="#e8f2a1" draw:opacity="100%" draw:textarea-horizontal-align="justify" draw:textarea-vertical-align="middle" draw:auto-grow-height="false" fo:min-height="5.592cm" fo:min-width="5.151cm" draw:shadow="visible" loext:shadow-blur="0.353cm" loext:decorative="false"/>
    </style:style>
    <style:style style:name="gr7" style:family="graphic" style:parent-style-name="standard">
      <style:graphic-properties draw:stroke="none" draw:fill="none" fo:min-height="0.472cm" draw:shadow="hidden" loext:shadow-blur="0.176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stroke-linejoin="round" svg:stroke-linecap="butt" draw:fill-color="#ffdbb6" draw:textarea-horizontal-align="justify" draw:textarea-vertical-align="middle" draw:auto-grow-height="false" fo:min-height="5.45cm" fo:min-width="13.278cm" draw:shadow="visible" loext:shadow-blur="0.353cm" loext:decorative="false"/>
    </style:style>
    <style:style style:name="gr10" style:family="graphic">
      <style:graphic-properties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 style:list-style-name="L1">
      <style:graphic-properties draw:fill="solid" draw:fill-color="#ffd8ce" draw:textarea-horizontal-align="justify" draw:textarea-vertical-align="top" draw:auto-grow-height="false" fo:min-height="4.128cm" fo:min-width="2.227cm" draw:shadow="hidden" draw:shadow-opacity="100%" loext:shadow-blur="0.353cm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solid" draw:fill-color="#729fcf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draw:fill="none" draw:fill-color="#729fcf" loext:fill-use-slide-background="false" fo:min-height="0.319cm" draw:shadow="hidden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319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276cm" loext:decorative="false"/>
      <style:paragraph-properties style:writing-mode="lr-tb"/>
    </style:style>
    <style:style style:name="gr19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draw:shadow="visible" loext:decorative="false"/>
    </style:style>
    <style:style style:name="gr20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1.717cm" fo:min-width="2.211cm" fo:padding-top="0.165cm" fo:padding-bottom="0.165cm" fo:padding-left="0.29cm" fo:padding-right="0.29cm" draw:shadow="visible" loext:shadow-blur="0.353cm" loext:decorative="false"/>
    </style:style>
    <style:style style:name="gr21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2.334cm" fo:min-width="2.757cm" fo:padding-top="0.165cm" fo:padding-bottom="0.165cm" fo:padding-left="0.29cm" fo:padding-right="0.29cm" draw:shadow="visible" loext:shadow-blur="0.353cm" loext:decorative="false"/>
    </style:style>
    <style:style style:name="gr22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2.855cm" fo:min-width="3.471cm" fo:padding-top="0.165cm" fo:padding-bottom="0.165cm" fo:padding-left="0.29cm" fo:padding-right="0.29cm" draw:shadow="visible" loext:shadow-blur="0.353cm" loext:decorative="false"/>
    </style:style>
    <style:style style:name="gr23" style:family="graphic" style:parent-style-name="standard">
      <style:graphic-properties draw:stroke="none" draw:fill="none" fo:min-height="0.789cm" draw:shadow="hidden" loext:shadow-blur="0.176cm" loext:decorative="false"/>
      <style:paragraph-properties style:writing-mode="lr-tb"/>
    </style:style>
    <style:style style:name="gr24" style:family="graphic" style:parent-style-name="objectwithoutfill">
      <style:graphic-properties svg:stroke-width="0.035cm" svg:stroke-color="#000000" draw:marker-start-width="0.252cm" draw:marker-end-width="0.252cm" svg:stroke-opacity="100%" draw:stroke-linejoin="bevel" draw:fill="none" draw:textarea-vertical-align="middle" fo:padding-top="0.142cm" fo:padding-bottom="0.142cm" fo:padding-left="0.267cm" fo:padding-right="0.267cm" draw:shadow-opacity="100%" loext:decorative="false"/>
    </style:style>
    <style:style style:name="gr25" style:family="graphic" style:parent-style-name="standard">
      <style:graphic-properties draw:stroke="none" draw:fill="none" fo:min-height="0.896cm" draw:shadow="hidden" loext:shadow-blur="0.176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shadow="hidden" loext:shadow-blur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draw:fill="none" fo:min-height="0.395cm" draw:shadow="hidden" loext:shadow-blur="0.176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1.069cm" draw:shadow="hidden" loext:shadow-blur="0.176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343cm" draw:shadow="hidden" loext:shadow-blur="0.176cm" loext:decorative="false"/>
      <style:paragraph-properties style:writing-mode="lr-tb"/>
    </style:style>
    <style:style style:name="gr30" style:family="graphic" style:parent-style-name="standard">
      <style:graphic-properties draw:marker-start="" draw:marker-start-width="0.3cm" draw:marker-end="" draw:marker-end-width="0.3cm" draw:textarea-vertical-align="middle" draw:shadow="hidden" loext:shadow-blur="0.176cm" loext:decorative="false"/>
    </style:style>
    <style:style style:name="gr31" style:family="graphic" style:parent-style-name="standard">
      <style:graphic-properties draw:stroke="none" draw:fill="none" fo:min-height="0.428cm" draw:shadow="hidden" loext:shadow-blur="0.176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0.429cm" draw:shadow="hidden" loext:shadow-blur="0.176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842cm" draw:shadow="hidden" loext:shadow-blur="0.176cm" loext:decorative="false"/>
      <style:paragraph-properties style:writing-mode="lr-tb"/>
    </style:style>
    <style:style style:name="gr34" style:family="graphic" style:parent-style-name="standard">
      <style:graphic-properties draw:fill-color="#e0c2cd" draw:textarea-horizontal-align="justify" draw:textarea-vertical-align="middle" draw:auto-grow-height="false" fo:min-height="6.725cm" fo:min-width="14.205cm" draw:shadow="visible" loext:shadow-blur="0.353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1.063cm" draw:shadow="hidden" loext:shadow-blur="0.176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1cm" draw:shadow="hidden" loext:shadow-blur="0.176cm" loext:decorative="false"/>
      <style:paragraph-properties style:writing-mode="lr-tb"/>
    </style:style>
    <style:style style:name="gr37" style:family="graphic" style:parent-style-name="standard">
      <style:graphic-properties svg:stroke-color="#000000" draw:fill-color="#dddddd" draw:textarea-horizontal-align="justify" draw:textarea-vertical-align="middle" draw:auto-grow-height="false" fo:min-height="0.611cm" fo:min-width="4.806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-color="#dddddd" draw:textarea-horizontal-align="justify" draw:textarea-vertical-align="middle" draw:auto-grow-height="false" fo:min-height="0.7cm" fo:min-width="7.018cm" style:writing-mode="lr-tb" loext:decorative="false"/>
      <style:paragraph-properties style:writing-mode="lr-tb"/>
    </style:style>
    <style:style style:name="gr39" style:family="graphic" style:parent-style-name="standard">
      <style:graphic-properties draw:fill-color="#800080" draw:opacity="39%" draw:textarea-horizontal-align="justify" draw:textarea-vertical-align="middle" draw:auto-grow-height="false" fo:min-height="4.054cm" fo:min-width="2.052cm" loext:decorative="false"/>
    </style:style>
    <style:style style:name="gr40" style:family="graphic" style:parent-style-name="standard">
      <style:graphic-properties draw:stroke="none" draw:fill="none" fo:min-height="0.469cm" loext:decorative="false"/>
      <style:paragraph-properties style:writing-mode="lr-tb"/>
    </style:style>
    <style:style style:name="gr41" style:family="graphic" style:parent-style-name="objectwithoutfill">
      <style:graphic-properties svg:stroke-color="#ffff00" draw:marker-end="Arrowheads_20_6" draw:marker-end-width="0.3cm" draw:fill="none" draw:textarea-vertical-align="middle" loext:decorative="false"/>
    </style:style>
    <style:style style:name="gr42" style:family="graphic" style:parent-style-name="standard">
      <style:graphic-properties draw:fill-color="#800080" draw:opacity="39%" draw:textarea-horizontal-align="justify" draw:textarea-vertical-align="middle" draw:auto-grow-height="false" fo:min-height="3.251cm" fo:min-width="1.002cm" loext:decorative="false"/>
    </style:style>
    <style:style style:name="gr43" style:family="graphic" style:parent-style-name="standard">
      <style:graphic-properties draw:stroke="none" draw:fill="none" fo:min-height="0.47cm" loext:decorative="false"/>
      <style:paragraph-properties style:writing-mode="lr-tb"/>
    </style:style>
    <style:style style:name="gr44" style:family="graphic" style:parent-style-name="standard">
      <style:graphic-properties draw:fill-color="#800080" draw:opacity="39%" draw:textarea-horizontal-align="justify" draw:textarea-vertical-align="middle" draw:auto-grow-height="false" fo:min-height="3.251cm" fo:min-width="1.001cm" loext:decorative="false"/>
    </style:style>
    <style:style style:name="gr45" style:family="graphic" style:parent-style-name="standard">
      <style:graphic-properties draw:stroke="none" draw:fill="none" fo:min-height="0.503cm" loext:decorative="false"/>
      <style:paragraph-properties style:writing-mode="lr-tb"/>
    </style:style>
    <style:style style:name="gr46" style:family="graphic" style:parent-style-name="objectwithoutfill">
      <style:graphic-properties svg:stroke-width="0.018cm" svg:stroke-color="#000000" draw:marker-start-width="0.227cm" draw:marker-end="Arrowheads_20_4" draw:marker-end-width="0.327cm" draw:fill="none" draw:textarea-vertical-align="middle" fo:padding-top="0.134cm" fo:padding-bottom="0.134cm" fo:padding-left="0.259cm" fo:padding-right="0.259cm" draw:shadow="visible" loext:decorative="false"/>
    </style:style>
    <style:style style:name="gr47" style:family="graphic" style:parent-style-name="standard">
      <style:graphic-properties draw:stroke="none" draw:fill="none" fo:min-height="0.527cm" draw:shadow="hidden" loext:shadow-blur="0.176cm" loext:decorative="false"/>
      <style:paragraph-properties style:writing-mode="lr-tb"/>
    </style:style>
    <style:style style:name="gr48" style:family="graphic" style:parent-style-name="standard">
      <style:graphic-properties draw:fill-color="#800080" draw:opacity="39%" draw:textarea-horizontal-align="justify" draw:textarea-vertical-align="middle" draw:auto-grow-height="false" fo:min-height="5.369cm" fo:min-width="5.745cm" loext:decorative="false"/>
    </style:style>
    <style:style style:name="gr49" style:family="graphic" style:parent-style-name="standard">
      <style:graphic-properties draw:stroke="none" draw:fill="none" fo:min-height="0.593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0.769cm" loext:decorative="false"/>
      <style:paragraph-properties style:writing-mode="lr-tb"/>
    </style:style>
    <style:style style:name="gr51" style:family="graphic" style:parent-style-name="standard">
      <style:graphic-properties draw:stroke="none" draw:fill="none" fo:min-height="0.58cm" loext:decorative="false"/>
      <style:paragraph-properties style:writing-mode="lr-tb"/>
    </style:style>
    <style:style style:name="gr52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P1" style:family="paragraph">
      <loext:graphic-properties draw:fill="solid" draw:fill-color="#808080"/>
      <style:paragraph-properties fo:text-align="center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loext:graphic-properties draw:fill-color="#b4c7dc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8f2a1" draw:opacity="100%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style:font-name="Monaco1" fo:font-size="5.5pt" fo:font-weight="normal" style:font-size-asian="6pt" style:font-weight-asian="normal" style:font-size-complex="6pt" style:font-weight-complex="normal"/>
    </style:style>
    <style:style style:name="P8" style:family="paragraph">
      <loext:graphic-properties draw:fill-color="#ffdbb6"/>
      <style:paragraph-properties fo:text-align="center"/>
    </style:style>
    <style:style style:name="P9" style:family="paragraph">
      <loext:graphic-properties draw:fill="solid" draw:fill-color="#ffd8ce"/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solid" draw:fill-color="#729fcf"/>
      <style:paragraph-properties fo:text-align="center"/>
    </style:style>
    <style:style style:name="P11" style:family="paragraph">
      <loext:graphic-properties draw:fill="none" draw:fill-color="#729fcf"/>
      <style:text-properties fo:font-weight="normal" fo:background-color="transparent" style:font-weight-asian="normal" style:font-weight-complex="normal"/>
    </style:style>
    <style:style style:name="P12" style:family="paragraph">
      <loext:graphic-properties draw:fill="none" draw:fill-color="#729fcf"/>
      <style:text-properties fo:font-weight="normal" style:font-weight-asian="normal" style:font-weight-complex="normal"/>
    </style:style>
    <style:style style:name="P13" style:family="paragraph">
      <loext:graphic-properties draw:fill="none"/>
      <style:text-properties fo:font-weight="bold" style:font-weight-asian="bold" style:font-weight-complex="bold"/>
    </style:style>
    <style:style style:name="P14" style:family="paragraph">
      <loext:graphic-properties draw:fill="none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end"/>
      <style:text-properties fo:font-size="7pt" fo:font-weight="normal" style:font-size-asian="7pt" style:font-weight-asian="normal" style:font-size-complex="7pt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/>
      <style:paragraph-properties fo:text-align="start"/>
      <style:text-properties style:font-name="Monaco1" fo:font-size="6pt" fo:font-weight="normal" style:font-size-asian="6pt" style:font-weight-asian="normal" style:font-size-complex="6pt" style:font-weight-complex="normal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/>
      <style:paragraph-properties fo:text-align="center"/>
      <style:text-properties fo:color="#ffff00" loext:opacity="100%" fo:font-size="9.19999980926514pt" fo:font-weight="bold" style:font-size-asian="10pt" style:font-weight-asian="bold" style:font-size-complex="10pt" style:font-weight-complex="bold"/>
    </style:style>
    <style:style style:name="P22" style:family="paragraph">
      <loext:graphic-properties draw:fill-color="#e0c2cd"/>
      <style:paragraph-properties fo:text-align="center" style:writing-mode="lr-tb"/>
      <style:text-properties fo:font-size="16.5pt"/>
    </style:style>
    <style:style style:name="P23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-color="#dddddd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-color="#800080" draw:opacity="39%"/>
      <style:paragraph-properties fo:text-align="center"/>
    </style:style>
    <style:style style:name="P26" style:family="paragraph">
      <loext:graphic-properties draw:fill="none"/>
      <style:text-properties fo:font-size="7pt" style:font-size-asian="7pt" style:font-size-complex="7pt"/>
    </style:style>
    <style:style style:name="P27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Monaco1" fo:font-size="5.5pt" fo:font-weight="normal" style:font-size-asian="6pt" style:font-weight-asian="normal" style:font-size-complex="6pt" style:font-weight-complex="normal"/>
    </style:style>
    <style:style style:name="T2" style:family="text"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style:font-name="Monaco1" fo:font-size="6pt" fo:font-weight="normal" style:font-size-asian="6pt" style:font-weight-asian="normal" style:font-size-complex="6pt" style:font-weight-complex="normal"/>
    </style:style>
    <style:style style:name="T9" style:family="text">
      <style:text-properties fo:color="#ffff00" loext:opacity="100%" fo:font-size="9.19999980926514pt" fo:font-weight="bold" style:font-size-asian="10pt" style:font-weight-asian="bold" style:font-size-complex="10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478cm" svg:height="13.652cm" svg:x="2.004cm" svg:y="2.5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10.06140765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5.24cm" svg:height="13.652cm" svg:x="16.727cm" svg:y="2.575cm">
          <text:p/>
          <draw:enhanced-geometry svg:viewBox="0 0 21600 21600" draw:path-stretchpoint-x="10800" draw:path-stretchpoint-y="10800" draw:text-areas="?f3 ?f4 ?f5 ?f6" draw:type="round-rectangle" draw:modifiers="1510.06140765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4.717cm" svg:height="5.207cm" svg:x="17.055cm" svg:y="10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577cm" svg:height="5.842cm" svg:x="8.507cm" svg:y="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.66cm" svg:height="5.24cm" draw:transform="skewX (-0.14172073526194) rotate (-0.0630063859969961) translate (8.942cm 9.7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" draw:id="id2" draw:layer="layout" svg:width="5.651cm" svg:height="5.842cm" svg:x="2.404cm" svg:y="9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637cm" svg:height="0.722cm" svg:x="8.507cm" svg:y="15.188cm">
          <draw:text-box>
            <text:p text:style-name="P6"><text:span text:style-name="T1">ants.build_template</text:span></text:p>
          </draw:text-box>
        </draw:frame>
        <draw:g draw:style-name="gr8" xml:id="id1" draw:id="id1">
          <draw:custom-shape draw:style-name="gr9" draw:text-style-name="P8" draw:layer="layout" svg:width="13.778cm" svg:height="5.7cm" svg:x="2.314cm" svg:y="3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0">
            <draw:frame draw:style-name="gr11" draw:text-style-name="P4" draw:layer="layout" svg:width="2.425cm" svg:height="1.167cm" svg:x="9.406cm" svg:y="4.33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8cm" svg:x="9.528cm" svg:y="4.449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9.649cm" svg:y="4.566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9.77cm" svg:y="4.68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9.891cm" svg:y="4.8cm">
              <draw:image xlink:href="Pictures/1000000000000168000000B68A789ED2.jpg" xlink:type="simple" xlink:show="embed" xlink:actuate="onLoad" draw:mime-type="image/jpeg">
                <text:p/>
              </draw:image>
            </draw:frame>
          </draw:g>
          <draw:g draw:style-name="gr8">
            <draw:custom-shape draw:style-name="gr12" draw:text-style-name="P9" draw:layer="layout" svg:width="2.727cm" svg:height="4.378cm" svg:x="2.618cm" svg:y="3.8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 draw:style-name="gr10">
              <draw:frame draw:style-name="gr13" draw:text-style-name="P10" draw:layer="layout" svg:width="1.212cm" svg:height="0.584cm" svg:x="3.942cm" svg:y="7.48cm">
                <draw:image xlink:href="Pictures/1000000000000168000000B6089D337F.jpg" xlink:type="simple" xlink:show="embed" xlink:actuate="onLoad" draw:mime-type="image/jpeg">
                  <text:p/>
                </draw:image>
              </draw:frame>
              <draw:frame draw:style-name="gr13" draw:text-style-name="P10" draw:layer="layout" svg:width="1.212cm" svg:height="0.583cm" svg:x="3.942cm" svg:y="6.88cm">
                <draw:image xlink:href="Pictures/1000000000000168000000B629D347A4.jpg" xlink:type="simple" xlink:show="embed" xlink:actuate="onLoad" draw:mime-type="image/jpeg">
                  <text:p/>
                </draw:image>
              </draw:frame>
              <draw:frame draw:style-name="gr13" draw:text-style-name="P10" draw:layer="layout" svg:width="1.212cm" svg:height="0.583cm" svg:x="3.942cm" svg:y="6.279cm">
                <draw:image xlink:href="Pictures/1000000000000168000000B6ACCAB08C.jpg" xlink:type="simple" xlink:show="embed" xlink:actuate="onLoad" draw:mime-type="image/jpeg">
                  <text:p/>
                </draw:image>
              </draw:frame>
              <draw:frame draw:style-name="gr13" draw:text-style-name="P10" draw:layer="layout" svg:width="1.212cm" svg:height="0.584cm" svg:x="3.942cm" svg:y="5.678cm">
                <draw:image xlink:href="Pictures/1000000000000168000000B68A789ED2.jpg" xlink:type="simple" xlink:show="embed" xlink:actuate="onLoad" draw:mime-type="image/jpeg">
                  <text:p/>
                </draw:image>
              </draw:frame>
              <draw:frame draw:style-name="gr13" draw:text-style-name="P10" draw:layer="layout" svg:width="1.212cm" svg:height="0.584cm" svg:x="3.942cm" svg:y="5.077cm">
                <draw:image xlink:href="Pictures/1000000000000168000000B6ECFFC890.jpg" xlink:type="simple" xlink:show="embed" xlink:actuate="onLoad" draw:mime-type="image/jpeg">
                  <text:p/>
                </draw:image>
              </draw:frame>
              <draw:frame draw:style-name="gr13" draw:text-style-name="P10" draw:layer="layout" svg:width="1.212cm" svg:height="0.584cm" svg:x="3.942cm" svg:y="4.477cm">
                <draw:image xlink:href="Pictures/1000000000000168000000B6E5946A0F.jpg" xlink:type="simple" xlink:show="embed" xlink:actuate="onLoad" draw:mime-type="image/jpeg">
                  <text:p/>
                </draw:image>
              </draw:frame>
            </draw:g>
            <draw:frame draw:style-name="gr14" draw:text-style-name="P11" draw:layer="layout" svg:width="1.335cm" svg:height="0.569cm" svg:x="2.618cm" svg:y="4.537cm">
              <draw:text-box>
                <text:p><text:span text:style-name="T2">LSFM</text:span></text:p>
              </draw:text-box>
            </draw:frame>
            <draw:frame draw:style-name="gr14" draw:text-style-name="P12" draw:layer="layout" svg:width="1.335cm" svg:height="0.569cm" svg:x="2.618cm" svg:y="6.343cm">
              <draw:text-box>
                <text:p><text:span text:style-name="T3">LSFM</text:span></text:p>
              </draw:text-box>
            </draw:frame>
            <draw:frame draw:style-name="gr14" draw:text-style-name="P12" draw:layer="layout" svg:width="1.335cm" svg:height="0.569cm" svg:x="2.618cm" svg:y="7.547cm">
              <draw:text-box>
                <text:p><text:span text:style-name="T3">ADC</text:span></text:p>
              </draw:text-box>
            </draw:frame>
            <draw:frame draw:style-name="gr14" draw:text-style-name="P12" draw:layer="layout" svg:width="1.335cm" svg:height="0.569cm" svg:x="2.618cm" svg:y="5.741cm">
              <draw:text-box>
                <text:p><text:span text:style-name="T3">DWI</text:span></text:p>
              </draw:text-box>
            </draw:frame>
            <draw:frame draw:style-name="gr14" draw:text-style-name="P12" draw:layer="layout" svg:width="1.335cm" svg:height="0.569cm" svg:x="2.618cm" svg:y="5.139cm">
              <draw:text-box>
                <text:p><text:span text:style-name="T3">FA</text:span></text:p>
              </draw:text-box>
            </draw:frame>
            <draw:frame draw:style-name="gr14" draw:text-style-name="P12" draw:layer="layout" svg:width="1.335cm" svg:height="0.569cm" svg:x="2.618cm" svg:y="6.945cm">
              <draw:text-box>
                <text:p><text:span text:style-name="T3">MTR</text:span></text:p>
              </draw:text-box>
            </draw:frame>
          </draw:g>
          <draw:g draw:style-name="gr10">
            <draw:frame draw:style-name="gr11" draw:text-style-name="P4" draw:layer="layout" svg:width="2.425cm" svg:height="1.168cm" svg:x="6.072cm" svg:y="6.61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6.193cm" svg:y="6.729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7cm" svg:x="6.315cm" svg:y="6.846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7cm" svg:x="6.436cm" svg:y="6.96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6.557cm" svg:y="7.078cm">
              <draw:image xlink:href="Pictures/1000000000000168000000B69B995DCC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2.425cm" svg:height="1.168cm" svg:x="9.506cm" svg:y="6.61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7cm" svg:x="9.628cm" svg:y="6.72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9.749cm" svg:y="6.84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9.87cm" svg:y="6.96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9.991cm" svg:y="7.078cm">
              <draw:image xlink:href="Pictures/1000000000000168000000B6D0AACDC4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2.425cm" svg:height="1.167cm" svg:x="6.072cm" svg:y="4.34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6.193cm" svg:y="4.45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8cm" svg:x="6.315cm" svg:y="4.57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7cm" svg:x="6.436cm" svg:y="4.69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6.557cm" svg:y="4.8cm">
              <draw:image xlink:href="Pictures/1000000000000168000000B623B09E66.jpg" xlink:type="simple" xlink:show="embed" xlink:actuate="onLoad" draw:mime-type="image/jpeg">
                <text:p/>
              </draw:image>
            </draw:frame>
          </draw:g>
          <draw:frame draw:style-name="gr15" draw:text-style-name="P13" draw:layer="layout" svg:width="2.122cm" svg:height="0.569cm" svg:x="5.839cm" svg:y="3.852cm">
            <draw:text-box>
              <text:p><text:span text:style-name="T4">Specimen 1</text:span></text:p>
            </draw:text-box>
          </draw:frame>
          <draw:frame draw:style-name="gr15" draw:text-style-name="P13" draw:layer="layout" svg:width="2.122cm" svg:height="0.569cm" svg:x="5.855cm" svg:y="6.136cm">
            <draw:text-box>
              <text:p><text:span text:style-name="T4">Specimen 4</text:span></text:p>
            </draw:text-box>
          </draw:frame>
          <draw:frame draw:style-name="gr15" draw:text-style-name="P13" draw:layer="layout" svg:width="2.122cm" svg:height="0.569cm" svg:x="9.285cm" svg:y="3.852cm">
            <draw:text-box>
              <text:p><text:span text:style-name="T4">Specimen 2</text:span></text:p>
            </draw:text-box>
          </draw:frame>
          <draw:frame draw:style-name="gr16" draw:text-style-name="P13" draw:layer="layout" svg:width="2.362cm" svg:height="0.887cm" svg:x="9.285cm" svg:y="6.136cm">
            <draw:text-box>
              <text:p><text:span text:style-name="T4">Specimen </text:span><text:span text:style-name="T5">5</text:span></text:p>
            </draw:text-box>
          </draw:frame>
          <draw:frame draw:style-name="gr17" draw:text-style-name="P14" draw:layer="layout" svg:width="5.153cm" svg:height="0.645cm" svg:x="2.314cm" svg:y="3.169cm">
            <draw:text-box>
              <text:p><text:span text:style-name="T6">Multi-modal acquisition</text:span></text:p>
            </draw:text-box>
          </draw:frame>
          <draw:frame draw:style-name="gr15" draw:text-style-name="P13" draw:layer="layout" svg:width="2.122cm" svg:height="0.569cm" svg:x="2.522cm" svg:y="3.893cm">
            <draw:text-box>
              <text:p><text:span text:style-name="T4">Modalities</text:span></text:p>
            </draw:text-box>
          </draw:frame>
          <draw:frame draw:style-name="gr15" draw:text-style-name="P13" draw:layer="layout" svg:width="0.909cm" svg:height="0.569cm" svg:x="12.141cm" svg:y="6.136cm">
            <draw:text-box>
              <text:p><text:span text:style-name="T4">...</text:span></text:p>
            </draw:text-box>
          </draw:frame>
          <draw:frame draw:style-name="gr18" draw:text-style-name="P16" draw:layer="layout" svg:width="2.425cm" svg:height="0.526cm" svg:x="13.697cm" svg:y="8.299cm">
            <draw:text-box>
              <text:p text:style-name="P15"><text:span text:style-name="T7">* E15.5 illustrated</text:span></text:p>
            </draw:text-box>
          </draw:frame>
          <draw:g draw:style-name="gr10">
            <draw:frame draw:style-name="gr11" draw:text-style-name="P4" draw:layer="layout" svg:width="2.425cm" svg:height="1.167cm" svg:x="12.865cm" svg:y="4.33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8cm" svg:x="12.987cm" svg:y="4.449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13.108cm" svg:y="4.566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13.229cm" svg:y="4.68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13.35cm" svg:y="4.8cm">
              <draw:image xlink:href="Pictures/1000000000000168000000B68A789ED2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2.425cm" svg:height="1.167cm" svg:x="12.817cm" svg:y="6.61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8cm" svg:x="12.939cm" svg:y="6.72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13.06cm" svg:y="6.84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13.181cm" svg:y="6.96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13.302cm" svg:y="7.079cm">
              <draw:image xlink:href="Pictures/1000000000000168000000B68A789ED2.jpg" xlink:type="simple" xlink:show="embed" xlink:actuate="onLoad" draw:mime-type="image/jpeg">
                <text:p/>
              </draw:image>
            </draw:frame>
          </draw:g>
          <draw:frame draw:style-name="gr15" draw:text-style-name="P13" draw:layer="layout" svg:width="2.122cm" svg:height="0.569cm" svg:x="12.7cm" svg:y="3.845cm">
            <draw:text-box>
              <text:p><text:span text:style-name="T4">Specimen 3</text:span></text:p>
            </draw:text-box>
          </draw:frame>
          <draw:frame draw:style-name="gr16" draw:text-style-name="P13" draw:layer="layout" svg:width="2.362cm" svg:height="0.887cm" svg:x="12.6cm" svg:y="6.133cm">
            <draw:text-box>
              <text:p><text:span text:style-name="T4">Specimen </text:span><text:span text:style-name="T5">N</text:span></text:p>
            </draw:text-box>
          </draw:frame>
        </draw:g>
        <draw:connector draw:style-name="gr19" draw:text-style-name="P4" draw:layer="layout" draw:line-skew="-0.34cm" svg:x1="9.218cm" svg:y1="8.825cm" svg:x2="5.229cm" svg:y2="9.838cm" draw:start-shape="id1" draw:start-glue-point="2" draw:end-shape="id2" draw:end-glue-point="0" svg:d="M9218 8825v367h-3989v646" svg:viewBox="0 0 3990 1014">
          <text:p/>
        </draw:connector>
        <draw:custom-shape draw:style-name="gr20" draw:text-style-name="P4" draw:layer="layout" svg:width="3.945cm" svg:height="2.895cm" draw:transform="skewX (-0.14172073526194) rotate (-0.0628318530717957) translate (10.201cm 11.0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4.719cm" svg:height="3.766cm" draw:transform="skewX (-0.14172073526194) rotate (-0.0628318530717957) translate (9.862cm 10.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5.727cm" svg:height="4.503cm" draw:transform="skewX (-0.14154620233674) rotate (-0.0628318530717957) translate (9.459cm 10.2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g draw:style-name="gr10">
            <draw:frame draw:style-name="gr11" draw:text-style-name="P4" draw:layer="layout" svg:width="1.516cm" svg:height="0.701cm" svg:x="8.602cm" svg:y="11.04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cm" svg:x="8.679cm" svg:y="11.11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8.754cm" svg:y="11.18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cm" svg:x="8.83cm" svg:y="11.25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01cm" svg:x="8.905cm" svg:y="11.323cm">
              <draw:image xlink:href="Pictures/1000000000000168000000B68A789ED2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1.516cm" svg:height="0.702cm" svg:x="8.715cm" svg:y="12.79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8.791cm" svg:y="12.86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cm" svg:x="8.867cm" svg:y="12.93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8.943cm" svg:y="13.00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01cm" svg:x="9.018cm" svg:y="13.074cm">
              <draw:image xlink:href="Pictures/1000000000000168000000B69B995DCC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1.515cm" svg:height="0.701cm" svg:x="13.498cm" svg:y="10.34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cm" svg:x="13.574cm" svg:y="10.41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13.649cm" svg:y="10.48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cm" svg:x="13.726cm" svg:y="10.559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01cm" svg:x="13.8cm" svg:y="10.628cm">
              <draw:image xlink:href="Pictures/1000000000000168000000B6D0AACDC4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1.516cm" svg:height="0.704cm" svg:x="14.153cm" svg:y="12.05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5cm" svg:x="14.23cm" svg:y="12.12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7cm" svg:height="0.705cm" svg:x="14.304cm" svg:y="12.19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4cm" svg:x="14.381cm" svg:y="12.266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04cm" svg:x="14.456cm" svg:y="12.331cm">
              <draw:image xlink:href="Pictures/1000000000000168000000B623B09E66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1.516cm" svg:height="0.7cm" svg:x="10.836cm" svg:y="14.179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4cm" svg:height="0.701cm" svg:x="10.913cm" svg:y="14.24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2cm" svg:x="10.988cm" svg:y="14.31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11.064cm" svg:y="14.389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cm" svg:x="11.139cm" svg:y="14.459cm">
              <draw:image xlink:href="Pictures/1000000000000168000000B6D0AACDC4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2.526cm" svg:height="1.174cm" svg:x="10.836cm" svg:y="11.56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525cm" svg:height="1.175cm" svg:x="10.963cm" svg:y="11.68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527cm" svg:height="1.174cm" svg:x="11.088cm" svg:y="11.80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525cm" svg:height="1.174cm" svg:x="11.216cm" svg:y="11.9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526cm" svg:height="1.174cm" svg:x="11.341cm" svg:y="12.028cm">
              <draw:image xlink:href="Pictures/1000000000000168000000B623B09E66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1.515cm" svg:height="0.701cm" svg:x="13.581cm" svg:y="13.94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13.657cm" svg:y="14.01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13.732cm" svg:y="14.08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cm" svg:x="13.808cm" svg:y="14.15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cm" svg:x="13.883cm" svg:y="14.223cm">
              <draw:image xlink:href="Pictures/1000000000000168000000B68A789ED2.jpg" xlink:type="simple" xlink:show="embed" xlink:actuate="onLoad" draw:mime-type="image/jpeg">
                <text:p/>
              </draw:image>
            </draw:frame>
          </draw:g>
        </draw:g>
        <draw:frame draw:style-name="gr23" draw:text-style-name="P14" draw:layer="layout" svg:width="5.153cm" svg:height="1.039cm" svg:x="8.507cm" svg:y="9.789cm">
          <draw:text-box>
            <text:p><text:span text:style-name="T6">Multi-modal template generation</text:span></text:p>
          </draw:text-box>
        </draw:frame>
        <draw:frame draw:style-name="gr11" draw:text-style-name="P4" draw:layer="layout" svg:width="1.168cm" svg:height="0.32cm" draw:transform="skewX (0.0343829862642885) rotate (-0.679805743651792) translate (13.566cm 13.091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179cm" svg:height="0.317cm" draw:transform="skewX (-0.0284488668075075) rotate (0.422195146057428) translate (10.338cm 13.448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166cm" svg:height="0.32cm" draw:transform="skewX (-0.0343829862642882) rotate (0.679631210726592) translate (12.844cm 11.782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15cm" svg:height="0.325cm" draw:transform="skewX (-0.0307177948351002) rotate (1.11997778100476) translate (11.872cm 14.276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178cm" svg:height="0.317cm" draw:transform="skewX (0.0284488668075076) rotate (-0.421497014356631) translate (10.367cm 11.64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186cm" svg:height="0.316cm" svg:x="13.383cm" svg:y="12.293cm">
          <draw:image xlink:href="Pictures/100000010000005E0000001AC4F355B4.png" xlink:type="simple" xlink:show="embed" xlink:actuate="onLoad" draw:mime-type="image/png">
            <text:p/>
          </draw:image>
        </draw:frame>
        <draw:g draw:style-name="gr10">
          <draw:path draw:style-name="gr24" draw:text-style-name="P4" draw:layer="layout" svg:width="13.524cm" svg:height="2.167cm" draw:transform="skewX (0.00366519142918809) rotate (0.00366519142918809) translate (17.278783693323cm 11.5421957090495cm)" svg:viewBox="0 0 13525 2168" svg:d="M0 1661c2397 1770 5650-1661 6848-1661s3938 3229 6677 1412">
            <text:p/>
          </draw:path>
          <draw:path draw:style-name="gr24" draw:text-style-name="P4" draw:layer="layout" svg:width="13.524cm" svg:height="2.167cm" draw:transform="skewX (0.00366519142918809) rotate (0.00366519142918809) translate (17.4497183278597cm 11.8180949708025cm)" svg:viewBox="0 0 13525 2168" svg:d="M0 1661c2397 1770 5650-1661 6848-1661s3938 3229 6677 1412">
            <text:p/>
          </draw:path>
          <draw:path draw:style-name="gr24" draw:text-style-name="P4" draw:layer="layout" svg:width="13.524cm" svg:height="2.167cm" draw:transform="skewX (0.00366519142918809) rotate (0.00366519142918809) translate (17.6211921883727cm 12.198886947cm)" svg:viewBox="0 0 13525 2168" svg:d="M0 1661c2397 1770 5650-1661 6848-1661s3938 3229 6677 1412">
            <text:p/>
          </draw:path>
          <draw:path draw:style-name="gr24" draw:text-style-name="P4" draw:layer="layout" svg:width="13.524cm" svg:height="2.167cm" draw:transform="skewX (0.00366519142918809) rotate (0.00366519142918809) translate (17.8018328904856cm 12.549129692958cm)" svg:viewBox="0 0 13525 2168" svg:d="M0 1661c2397 1770 5650-1661 6848-1661s3938 3229 6677 1412">
            <text:p/>
          </draw:path>
        </draw:g>
        <draw:frame draw:style-name="gr11" draw:text-style-name="P4" draw:layer="layout" svg:width="2.007cm" svg:height="0.975cm" svg:x="17.279cm" svg:y="13.092cm">
          <draw:image xlink:href="Pictures/1000000100000168000000B622331750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4cm" svg:x="19.707cm" svg:y="13.453cm">
          <draw:image xlink:href="Pictures/1000000100000168000000B6D391F347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4cm" svg:x="21.485cm" svg:y="12.386cm">
          <draw:image xlink:href="Pictures/1000000100000168000000B6ED9FC09F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4cm" svg:x="23.263cm" svg:y="11.301cm">
          <draw:image xlink:href="Pictures/1000000100000168000000B68A5791A5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4cm" svg:x="25.394cm" svg:y="12.333cm">
          <draw:image xlink:href="Pictures/1000000100000168000000B6C7A31DC6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3cm" svg:x="27.066cm" svg:y="13.424cm">
          <draw:image xlink:href="Pictures/1000000100000168000000B6DB5141A7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4cm" svg:x="29.302cm" svg:y="13.013cm">
          <draw:image xlink:href="Pictures/1000000100000168000000B62AC253E6.png" xlink:type="simple" xlink:show="embed" xlink:actuate="onLoad" draw:mime-type="image/png">
            <text:p/>
          </draw:image>
        </draw:frame>
        <draw:frame draw:style-name="gr25" draw:text-style-name="P14" draw:layer="layout" svg:width="5.687cm" svg:height="1.146cm" svg:x="16.945cm" svg:y="10.516cm">
          <draw:text-box>
            <text:p><text:span text:style-name="T6">Developmental velocity </text:span></text:p>
            <text:p><text:span text:style-name="T6">flow model</text:span></text:p>
          </draw:text-box>
        </draw:frame>
        <draw:g draw:style-name="gr10">
          <draw:frame draw:style-name="gr26" draw:text-style-name="P4" draw:layer="layout" svg:width="1.819cm" svg:height="0.864cm" svg:x="3.081cm" svg:y="11.964cm">
            <draw:image xlink:href="Pictures/1000000000000168000000B6F20327E9.jpg" xlink:type="simple" xlink:show="embed" xlink:actuate="onLoad" draw:mime-type="image/jpeg">
              <text:p/>
            </draw:image>
          </draw:frame>
          <draw:frame draw:style-name="gr26" draw:text-style-name="P4" draw:layer="layout" svg:width="1.819cm" svg:height="0.864cm" svg:x="5.69cm" svg:y="11.964cm">
            <draw:image xlink:href="Pictures/1000000000000168000000B6C6332511.jpg" xlink:type="simple" xlink:show="embed" xlink:actuate="onLoad" draw:mime-type="image/jpeg">
              <text:p/>
            </draw:image>
          </draw:frame>
          <draw:frame draw:style-name="gr26" draw:text-style-name="P4" draw:layer="layout" svg:width="1.819cm" svg:height="0.864cm" svg:x="3.081cm" svg:y="12.843cm">
            <draw:image xlink:href="Pictures/1000000000000168000000B6403D52E8.jpg" xlink:type="simple" xlink:show="embed" xlink:actuate="onLoad" draw:mime-type="image/jpeg">
              <text:p/>
            </draw:image>
          </draw:frame>
          <draw:frame draw:style-name="gr26" draw:text-style-name="P4" draw:layer="layout" svg:width="1.819cm" svg:height="0.864cm" svg:x="5.69cm" svg:y="12.843cm">
            <draw:image xlink:href="Pictures/1000000000000168000000B616D40091.jpg" xlink:type="simple" xlink:show="embed" xlink:actuate="onLoad" draw:mime-type="image/jpeg">
              <text:p/>
            </draw:image>
          </draw:frame>
          <draw:frame draw:style-name="gr26" draw:text-style-name="P4" draw:layer="layout" svg:width="1.819cm" svg:height="0.864cm" svg:x="3.081cm" svg:y="11.084cm">
            <draw:image xlink:href="Pictures/1000000000000168000000B64C67D5C0.jpg" xlink:type="simple" xlink:show="embed" xlink:actuate="onLoad" draw:mime-type="image/jpeg">
              <text:p/>
            </draw:image>
          </draw:frame>
          <draw:frame draw:style-name="gr26" draw:text-style-name="P4" draw:layer="layout" svg:width="1.819cm" svg:height="0.864cm" svg:x="5.69cm" svg:y="11.084cm">
            <draw:image xlink:href="Pictures/1000000000000168000000B60D4CFE08.jpg" xlink:type="simple" xlink:show="embed" xlink:actuate="onLoad" draw:mime-type="image/jpeg">
              <text:p/>
            </draw:image>
          </draw:frame>
          <draw:frame draw:style-name="gr26" draw:text-style-name="P4" draw:layer="layout" svg:width="1.819cm" svg:height="0.864cm" svg:x="3.081cm" svg:y="13.723cm">
            <draw:image xlink:href="Pictures/1000000000000168000000B652812DA9.jpg" xlink:type="simple" xlink:show="embed" xlink:actuate="onLoad" draw:mime-type="image/jpeg">
              <text:p/>
            </draw:image>
          </draw:frame>
          <draw:frame draw:style-name="gr26" draw:text-style-name="P4" draw:layer="layout" svg:width="1.819cm" svg:height="0.864cm" svg:x="5.69cm" svg:y="13.723cm">
            <draw:image xlink:href="Pictures/1000000000000168000000B65081D3D0.jpg" xlink:type="simple" xlink:show="embed" xlink:actuate="onLoad" draw:mime-type="image/jpeg">
              <text:p/>
            </draw:image>
          </draw:frame>
          <draw:frame draw:style-name="gr27" draw:text-style-name="P14" draw:layer="layout" svg:width="5.153cm" svg:height="0.645cm" svg:x="2.44cm" svg:y="9.825cm">
            <draw:text-box>
              <text:p><text:span text:style-name="T6">Preprocessing</text:span></text:p>
            </draw:text-box>
          </draw:frame>
          <draw:frame draw:style-name="gr28" draw:text-style-name="P18" draw:layer="layout" svg:width="4.564cm" svg:height="1.319cm" svg:x="2.598cm" svg:y="14.675cm">
            <draw:text-box>
              <text:p text:style-name="P6"><text:span text:style-name="T8">ants.n4_bias_field_correction</text:span></text:p>
              <text:p text:style-name="P6"><text:span text:style-name="T8">ants.denoise_image</text:span></text:p>
              <text:p text:style-name="P17"><text:span text:style-name="T8">antspynet.mouse_brain_extraction</text:span></text:p>
            </draw:text-box>
          </draw:frame>
          <draw:frame draw:style-name="gr29" draw:text-style-name="P20" draw:layer="layout" svg:width="3.031cm" svg:height="0.593cm" svg:x="2.458cm" svg:y="10.409cm">
            <draw:text-box>
              <text:p text:style-name="P19"><text:span text:style-name="T4">N4 + denoise</text:span></text:p>
            </draw:text-box>
          </draw:frame>
          <draw:line draw:style-name="gr30" draw:text-style-name="P19" draw:layer="layout" svg:x1="5.245cm" svg:y1="10.517cm" svg:x2="5.245cm" svg:y2="14.604cm">
            <text:p/>
          </draw:line>
          <draw:frame draw:style-name="gr29" draw:text-style-name="P20" draw:layer="layout" svg:width="3.031cm" svg:height="0.593cm" svg:x="5.101cm" svg:y="10.409cm">
            <draw:text-box>
              <text:p text:style-name="P19"><text:span text:style-name="T4">Brain extraction</text:span></text:p>
            </draw:text-box>
          </draw:frame>
        </draw:g>
        <draw:frame draw:style-name="gr31" draw:text-style-name="P21" draw:layer="layout" svg:width="1.674cm" svg:height="0.678cm" svg:x="19.409cm" svg:y="13.36cm">
          <draw:text-box>
            <text:p text:style-name="P19"><text:span text:style-name="T9">E13.5</text:span></text:p>
          </draw:text-box>
        </draw:frame>
        <draw:frame draw:style-name="gr32" draw:text-style-name="P21" draw:layer="layout" svg:width="1.673cm" svg:height="0.679cm" svg:x="16.945cm" svg:y="12.99cm">
          <draw:text-box>
            <text:p text:style-name="P19"><text:span text:style-name="T9">E11.5</text:span></text:p>
          </draw:text-box>
        </draw:frame>
        <draw:frame draw:style-name="gr32" draw:text-style-name="P21" draw:layer="layout" svg:width="1.673cm" svg:height="0.679cm" svg:x="21.206cm" svg:y="12.291cm">
          <draw:text-box>
            <text:p text:style-name="P19"><text:span text:style-name="T9">E15.5</text:span></text:p>
          </draw:text-box>
        </draw:frame>
        <draw:frame draw:style-name="gr31" draw:text-style-name="P21" draw:layer="layout" svg:width="1.673cm" svg:height="0.678cm" svg:x="23.002cm" svg:y="11.176cm">
          <draw:text-box>
            <text:p text:style-name="P19"><text:span text:style-name="T9">E18.5</text:span></text:p>
          </draw:text-box>
        </draw:frame>
        <draw:frame draw:style-name="gr32" draw:text-style-name="P21" draw:layer="layout" svg:width="1.673cm" svg:height="0.679cm" svg:x="24.973cm" svg:y="12.19cm">
          <draw:text-box>
            <text:p text:style-name="P19"><text:span text:style-name="T9">P04</text:span></text:p>
          </draw:text-box>
        </draw:frame>
        <draw:frame draw:style-name="gr31" draw:text-style-name="P21" draw:layer="layout" svg:width="1.673cm" svg:height="0.678cm" svg:x="26.632cm" svg:y="13.306cm">
          <draw:text-box>
            <text:p text:style-name="P19"><text:span text:style-name="T9">P14</text:span></text:p>
          </draw:text-box>
        </draw:frame>
        <draw:frame draw:style-name="gr32" draw:text-style-name="P21" draw:layer="layout" svg:width="1.673cm" svg:height="0.679cm" svg:x="28.827cm" svg:y="12.899cm">
          <draw:text-box>
            <text:p text:style-name="P19"><text:span text:style-name="T9">P56</text:span></text:p>
          </draw:text-box>
        </draw:frame>
        <draw:frame draw:style-name="gr33" draw:text-style-name="P7" draw:layer="layout" svg:width="6.72cm" svg:height="1.092cm" svg:x="17.037cm" svg:y="14.948cm">
          <draw:text-box>
            <text:p text:style-name="P6"><text:span text:style-name="T1">ants.fit_time_varying_transform_to_point_sets</text:span></text:p>
            <text:p text:style-name="P6"><text:span text:style-name="T1">ants.integrate_velocity_field</text:span></text:p>
            <text:p text:style-name="P6"><text:span text:style-name="T1"/></text:p>
          </draw:text-box>
        </draw:frame>
        <draw:custom-shape draw:style-name="gr34" draw:text-style-name="P22" draw:layer="layout" svg:width="14.705cm" svg:height="6.975cm" svg:x="17.045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4" draw:layer="layout" svg:width="5.92cm" svg:height="1.313cm" svg:x="16.956cm" svg:y="3.229cm">
          <draw:text-box>
            <text:p><text:span text:style-name="T6">Template gene expression</text:span></text:p>
            <text:p><text:span text:style-name="T6">mapping</text:span></text:p>
          </draw:text-box>
        </draw:frame>
        <draw:frame draw:style-name="gr36" draw:text-style-name="P7" draw:layer="layout" svg:width="6.369cm" svg:height="1.25cm" svg:x="17.067cm" svg:y="9.131cm">
          <draw:text-box>
            <text:p text:style-name="P6"><text:span text:style-name="T1">ants.registration</text:span></text:p>
            <text:p text:style-name="P6"><text:span text:style-name="T1">ants.apply_transforms</text:span></text:p>
            <text:p text:style-name="P6"><text:span text:style-name="T1">ants.fit_bspline_object_to_scattered_data</text:span></text:p>
          </draw:text-box>
        </draw:frame>
        <draw:custom-shape draw:style-name="gr37" draw:text-style-name="P24" draw:layer="layout" svg:width="5.398cm" svg:height="0.953cm" svg:x="2.657cm" svg:y="2.057cm">
          <text:p text:style-name="P23"><text:span text:style-name="T10">Template gen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4" draw:layer="layout" svg:width="7.62cm" svg:height="1.052cm" svg:x="17.427cm" svg:y="2.057cm">
          <text:p text:style-name="P23"><text:span text:style-name="T10">Template-based 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5" xml:id="id5" draw:id="id5" draw:layer="layout" svg:width="2.552cm" svg:height="4.304cm" svg:x="21.682cm" svg:y="4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0">
          <draw:frame draw:style-name="gr11" draw:text-style-name="P4" draw:layer="layout" svg:width="1.182cm" svg:height="1.204cm" svg:x="22.966cm" svg:y="7.486cm">
            <draw:image xlink:href="Pictures/100000010000050C000004FCD50D5729.png" xlink:type="simple" xlink:show="embed" xlink:actuate="onLoad" draw:mime-type="image/png">
              <text:p/>
            </draw:image>
          </draw:frame>
          <draw:frame draw:style-name="gr11" draw:text-style-name="P4" draw:layer="layout" svg:width="1.182cm" svg:height="1.206cm" svg:x="22.966cm" svg:y="6.28cm">
            <draw:image xlink:href="Pictures/100000010000050C000004FC147CC588.png" xlink:type="simple" xlink:show="embed" xlink:actuate="onLoad" draw:mime-type="image/png">
              <text:p/>
            </draw:image>
          </draw:frame>
          <draw:frame draw:style-name="gr11" draw:text-style-name="P4" draw:layer="layout" svg:width="1.182cm" svg:height="1.204cm" svg:x="22.966cm" svg:y="5.076cm">
            <draw:image xlink:href="Pictures/100000010000050C000004FC881CD646.png" xlink:type="simple" xlink:show="embed" xlink:actuate="onLoad" draw:mime-type="image/png">
              <text:p/>
            </draw:image>
          </draw:frame>
          <draw:frame draw:style-name="gr11" draw:text-style-name="P4" draw:layer="layout" svg:width="1.182cm" svg:height="1.204cm" svg:x="21.768cm" svg:y="7.486cm">
            <draw:image xlink:href="Pictures/100000010000050C000004FC4DE1639D.png" xlink:type="simple" xlink:show="embed" xlink:actuate="onLoad" draw:mime-type="image/png">
              <text:p/>
            </draw:image>
          </draw:frame>
          <draw:frame draw:style-name="gr11" draw:text-style-name="P4" draw:layer="layout" svg:width="1.182cm" svg:height="1.206cm" svg:x="21.768cm" svg:y="6.28cm">
            <draw:image xlink:href="Pictures/100000010000050C000004FC4BA4D741.png" xlink:type="simple" xlink:show="embed" xlink:actuate="onLoad" draw:mime-type="image/png">
              <text:p/>
            </draw:image>
          </draw:frame>
          <draw:frame draw:style-name="gr11" draw:text-style-name="P4" draw:layer="layout" svg:width="1.182cm" svg:height="1.204cm" svg:x="21.768cm" svg:y="5.076cm">
            <draw:image xlink:href="Pictures/100000010000050C000004FCDB7D9987.png" xlink:type="simple" xlink:show="embed" xlink:actuate="onLoad" draw:mime-type="image/png">
              <text:p/>
            </draw:image>
          </draw:frame>
        </draw:g>
        <draw:frame draw:style-name="gr40" draw:text-style-name="P26" draw:layer="layout" svg:width="2.802cm" svg:height="0.719cm" svg:x="21.477cm" svg:y="4.423cm">
          <draw:text-box>
            <text:p><text:span text:style-name="T11">B-spline interp.</text:span></text:p>
          </draw:text-box>
        </draw:frame>
        <draw:line draw:style-name="gr41" draw:text-style-name="P4" draw:layer="layout" svg:x1="22.057cm" svg:y1="6.281cm" svg:x2="23.881cm" svg:y2="6.281cm">
          <text:p/>
        </draw:line>
        <draw:custom-shape draw:style-name="gr42" draw:text-style-name="P25" xml:id="id4" draw:id="id4" draw:layer="layout" svg:width="1.502cm" svg:height="3.501cm" svg:x="19.608cm" svg:y="4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0">
          <draw:frame draw:style-name="gr43" draw:text-style-name="P26" draw:layer="layout" svg:width="1.343cm" svg:height="0.72cm" svg:x="19.405cm" svg:y="4.808cm">
            <draw:text-box>
              <text:p><text:span text:style-name="T11">Invert</text:span></text:p>
            </draw:text-box>
          </draw:frame>
        </draw:g>
        <draw:frame draw:style-name="gr11" draw:text-style-name="P4" draw:layer="layout" svg:width="1.284cm" svg:height="1.605cm" svg:x="19.716cm" svg:y="5.46cm">
          <draw:image xlink:href="Pictures/100000010000048E000004FC1ED07130.png" xlink:type="simple" xlink:show="embed" xlink:actuate="onLoad" draw:mime-type="image/png">
            <text:p/>
          </draw:image>
        </draw:frame>
        <draw:frame draw:style-name="gr11" draw:text-style-name="P4" draw:layer="layout" svg:width="1.313cm" svg:height="1.189cm" svg:x="19.702cm" svg:y="7.099cm">
          <draw:image xlink:href="Pictures/10000001000005E8000004FCD3431104.png" xlink:type="simple" xlink:show="embed" xlink:actuate="onLoad" draw:mime-type="image/png">
            <text:p/>
          </draw:image>
        </draw:frame>
        <draw:custom-shape draw:style-name="gr44" draw:text-style-name="P25" xml:id="id3" draw:id="id3" draw:layer="layout" svg:width="1.501cm" svg:height="3.501cm" svg:x="17.505cm" svg:y="4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1.314cm" svg:height="1.605cm" svg:x="17.588cm" svg:y="5.46cm">
          <draw:image xlink:href="Pictures/100000010000048E000004FC2550DA1D.png" xlink:type="simple" xlink:show="embed" xlink:actuate="onLoad" draw:mime-type="image/png">
            <text:p/>
          </draw:image>
        </draw:frame>
        <draw:frame draw:style-name="gr11" draw:text-style-name="P4" draw:layer="layout" svg:width="1.314cm" svg:height="1.189cm" svg:x="17.588cm" svg:y="7.099cm">
          <draw:image xlink:href="Pictures/10000001000005E8000004FC6CBBEF3D.png" xlink:type="simple" xlink:show="embed" xlink:actuate="onLoad" draw:mime-type="image/png">
            <text:p/>
          </draw:image>
        </draw:frame>
        <draw:g draw:style-name="gr10">
          <draw:frame draw:style-name="gr45" draw:text-style-name="P26" draw:layer="layout" svg:width="1.721cm" svg:height="0.753cm" svg:x="17.279cm" svg:y="4.808cm">
            <draw:text-box>
              <text:p><text:span text:style-name="T11">Original</text:span></text:p>
            </draw:text-box>
          </draw:frame>
        </draw:g>
        <draw:connector draw:style-name="gr46" draw:text-style-name="P4" draw:layer="layout" svg:x1="19.006cm" svg:y1="6.719cm" svg:x2="19.608cm" svg:y2="6.719cm" draw:start-shape="id3" draw:start-glue-point="1" draw:end-shape="id4" draw:end-glue-point="3" svg:d="M19006 6719h602" svg:viewBox="0 0 603 1">
          <text:p/>
        </draw:connector>
        <draw:connector draw:style-name="gr46" draw:text-style-name="P4" draw:layer="layout" svg:x1="21.11cm" svg:y1="6.719cm" svg:x2="21.682cm" svg:y2="6.719cm" draw:start-shape="id4" draw:start-glue-point="1" draw:end-shape="id5" draw:end-glue-point="3" svg:d="M21110 6719h572" svg:viewBox="0 0 573 1">
          <text:p/>
        </draw:connector>
        <draw:frame draw:style-name="gr47" draw:text-style-name="P21" draw:layer="layout" svg:width="1.741cm" svg:height="0.777cm" svg:x="25.666cm" svg:y="6.705cm">
          <draw:text-box>
            <text:p text:style-name="P19"><text:span text:style-name="T9">E13.5</text:span></text:p>
          </draw:text-box>
        </draw:frame>
        <draw:custom-shape draw:style-name="gr48" draw:text-style-name="P25" xml:id="id6" draw:id="id6" draw:layer="layout" svg:width="6.245cm" svg:height="5.619cm" svg:x="25.036cm" svg:y="3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2.189cm" svg:height="2.409cm" svg:x="25.956cm" svg:y="6.831cm">
          <draw:image xlink:href="Pictures/10000001000005440000053C72F1B406.png" xlink:type="simple" xlink:show="embed" xlink:actuate="onLoad" draw:mime-type="image/png">
            <text:p/>
          </draw:image>
        </draw:frame>
        <draw:frame draw:style-name="gr11" draw:text-style-name="P4" draw:layer="layout" svg:width="2.188cm" svg:height="2.409cm" svg:x="25.989cm" svg:y="4.147cm">
          <draw:image xlink:href="Pictures/10000001000005440000053C8B14D7FD.png" xlink:type="simple" xlink:show="embed" xlink:actuate="onLoad" draw:mime-type="image/png">
            <text:p/>
          </draw:image>
        </draw:frame>
        <draw:frame draw:style-name="gr11" draw:text-style-name="P4" draw:layer="layout" svg:width="2.188cm" svg:height="2.409cm" svg:x="28.907cm" svg:y="4.147cm">
          <draw:image xlink:href="Pictures/10000001000005440000053CA3E0EDCC.png" xlink:type="simple" xlink:show="embed" xlink:actuate="onLoad" draw:mime-type="image/png">
            <text:p/>
          </draw:image>
        </draw:frame>
        <draw:frame draw:style-name="gr49" draw:text-style-name="P27" draw:layer="layout" svg:width="2.425cm" svg:height="0.843cm" draw:transform="rotate (1.5707963267949) translate (28.293cm 9.113cm)">
          <draw:text-box>
            <text:p text:style-name="P19"><text:span text:style-name="T4">Gene A</text:span></text:p>
          </draw:text-box>
        </draw:frame>
        <draw:frame draw:style-name="gr49" draw:text-style-name="P27" draw:layer="layout" svg:width="2.425cm" svg:height="0.843cm" draw:transform="rotate (1.5707963267949) translate (28.292cm 6.572cm)">
          <draw:text-box>
            <text:p text:style-name="P19"><text:span text:style-name="T4">Gene B</text:span></text:p>
          </draw:text-box>
        </draw:frame>
        <draw:frame draw:style-name="gr50" draw:text-style-name="P27" draw:layer="layout" svg:width="2.425cm" svg:height="1.019cm" draw:transform="rotate (1.5707963267949) translate (25.031cm 6.572cm)">
          <draw:text-box>
            <text:p text:style-name="P19"><text:span text:style-name="T4">Mapped</text:span></text:p>
            <text:p text:style-name="P19"><text:span text:style-name="T4">histology</text:span></text:p>
          </draw:text-box>
        </draw:frame>
        <draw:frame draw:style-name="gr11" draw:text-style-name="P4" draw:layer="layout" svg:width="2.188cm" svg:height="2.409cm" svg:x="28.907cm" svg:y="6.831cm">
          <draw:image xlink:href="Pictures/10000001000005440000053C3759F6F3.png" xlink:type="simple" xlink:show="embed" xlink:actuate="onLoad" draw:mime-type="image/png">
            <text:p/>
          </draw:image>
        </draw:frame>
        <draw:frame draw:style-name="gr51" draw:text-style-name="P27" draw:layer="layout" svg:width="2.684cm" svg:height="0.83cm" draw:transform="rotate (1.5707963267949) translate (25.369cm 9.366cm)">
          <draw:text-box>
            <text:p text:style-name="P19"><text:span text:style-name="T4">FA template</text:span></text:p>
          </draw:text-box>
        </draw:frame>
        <draw:frame draw:style-name="gr11" draw:text-style-name="P4" draw:layer="layout" svg:width="1.354cm" svg:height="0.401cm" draw:transform="skewX (-0.0249582083035189) translate (23.936cm 7.568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302cm" svg:height="0.349cm" draw:transform="skewX (-0.028623399732707) rotate (0.436157780073383) translate (23.081cm 13.338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301cm" svg:height="0.35cm" draw:transform="skewX (-0.028623399732707) rotate (0.349240383324065) translate (20.316cm 14.824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301cm" svg:height="0.35cm" draw:transform="skewX (-0.0256563400043166) rotate (-0.435459648372585) translate (17.514cm 14.159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301cm" svg:height="0.35cm" draw:transform="skewX (-0.0314159265358979) rotate (-0.610516172347616) translate (25.813cm 13.364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301cm" svg:height="0.35cm" draw:transform="skewX (-0.028623399732707) translate (28.857cm 14.533cm)">
          <draw:image xlink:href="Pictures/100000010000005E0000001AC4F355B4.png" xlink:type="simple" xlink:show="embed" xlink:actuate="onLoad" draw:mime-type="image/png">
            <text:p/>
          </draw:image>
        </draw:frame>
        <draw:connector draw:style-name="gr46" draw:text-style-name="P4" draw:layer="layout" svg:x1="24.234cm" svg:y1="6.719cm" svg:x2="25.036cm" svg:y2="6.719cm" draw:start-shape="id5" draw:start-glue-point="1" draw:end-shape="id6" draw:end-glue-point="3" svg:d="M24234 6719h802" svg:viewBox="0 0 803 1">
          <text:p/>
        </draw:connector>
        <draw:line draw:style-name="gr52" draw:text-style-name="P4" draw:layer="layout" svg:x1="8.052cm" svg:y1="13.021cm" svg:x2="8.509cm" svg:y2="13.03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Monaco1" svg:font-family="Monaco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1131 754" svg:d="M566 0l-566 754 114-85 136-68 148-46 161-17 161 13 153 46 140 68 118 89z"/>
    <draw:marker draw:name="Arrowheads_20_6" draw:display-name="Arrowheads 6" svg:viewBox="0 0 1131 754" svg:d="M566 0l-566 754 114-85 136-68 148-46 161-17 161 13 153 46 140 68 118 89z"/>
    <draw:marker draw:name="Arrowheads_20_8" draw:display-name="Arrowheads 8" svg:viewBox="0 0 1131 754" svg:d="M566 0l-566 754 114-85 136-68 148-46 161-17 161 13 153 46 140 68 118 89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shadow="visible" draw:shadow-offset-x="0.203cm" draw:shadow-offset-y="0.203cm" loext:shadow-blur="0.35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07:28:22.482584014</meta:creation-date>
    <dc:date>2023-12-11T21:29:11.966864561</dc:date>
    <meta:editing-duration>PT9H5M13S</meta:editing-duration>
    <meta:editing-cycles>33</meta:editing-cycles>
    <meta:generator>LibreOffice/7.6.4.1$MacOSX_X86_64 LibreOffice_project/e19e193f88cd6c0525a17fb7a176ed8e6a3e2aa1</meta:generator>
    <meta:print-date>2023-12-08T17:26:11.924155557</meta:print-date>
    <meta:printed-by>PDF files</meta:printed-by>
    <meta:document-statistic meta:object-count="204"/>
  </office:meta>
</office:document-meta>
</file>